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1.75cm" fo:min-width="12.7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4.556cm"/>
    </style:style>
    <style:style style:name="gr3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1.65cm" fo:min-width="12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1.65cm" fo:min-width="10.7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b4ea88" draw:textarea-horizontal-align="justify" draw:textarea-vertical-align="middle" draw:auto-grow-height="false" fo:min-height="4.05cm" fo:min-width="3.8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4cm" svg:stroke-color="#000066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3.2cm" svg:height="2cm" svg:x="3.7cm" svg:y="4.5cm">
          <text:p text:style-name="P1">L'utilisateur rentre son nom sur notre site :</text:p>
          <text:p text:style-name="P1">'Martin Monier'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056cm" svg:height="2.301cm" svg:x="3.005cm" svg:y="0.838cm">
          <draw:text-box>
            <text:p text:style-name="P1"><text:span text:style-name="T1">Exemple d'utilisation d'une variable </text:span></text:p>
            <text:p text:style-name="P1"><text:span text:style-name="T1">dans un programme</text:span></text:p>
          </draw:text-box>
        </draw:frame>
        <draw:custom-shape draw:style-name="gr3" draw:text-style-name="P1" xml:id="id2" draw:id="id2" draw:layer="layout" svg:width="13.2cm" svg:height="2cm" svg:x="3.7cm" svg:y="8.5cm">
          <text:p text:style-name="P1">Le programme JavaScript récupère le nom </text:p>
          <text:p text:style-name="P1">de l'internaute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1.3cm" svg:height="2cm" svg:x="1cm" svg:y="12.9cm">
          <text:p text:style-name="P1">Le nom est stocké dans une variable : </text:p>
          <text:p text:style-name="P1">var nom = 'Martin Monier' ;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3cm" svg:height="4.3cm" svg:x="15.2cm" svg:y="11.8cm">
          <text:p text:style-name="P1">nom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3.2cm" svg:height="2cm" svg:x="3.7cm" svg:y="17.9cm">
          <text:p text:style-name="P1">Le programme demande à l'ordinateur </text:p>
          <text:p text:style-name="P1">d'afficher le nom de l'utilisateu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3.2cm" svg:height="2cm" svg:x="3.7cm" svg:y="21.6cm">
          <text:p text:style-name="P1">Le programme va chercher la variable </text:p>
          <text:p text:style-name="P1">et son contenu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3.2cm" svg:height="2cm" svg:x="3.7cm" svg:y="25.3cm">
          <text:p text:style-name="P1">Le programme affiche la variable c'est à dire</text:p>
          <text:p text:style-name="P1">le nom de l'utilisateu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3cm" svg:y1="6.5cm" svg:x2="10.3cm" svg:y2="8.5cm" draw:start-shape="id1" draw:start-glue-point="2" draw:end-shape="id2" draw:end-glue-point="0" svg:d="M10300 6500v2000" svg:viewBox="0 0 1 2001">
          <text:p/>
        </draw:connector>
        <draw:connector draw:style-name="gr6" draw:text-style-name="P1" draw:layer="layout" draw:type="line" svg:x1="10.3cm" svg:y1="10.5cm" svg:x2="6.65cm" svg:y2="12.9cm" draw:start-shape="id2" draw:start-glue-point="2" draw:end-shape="id3" draw:end-glue-point="0" svg:d="M10300 10500l-3650 2400" svg:viewBox="0 0 3651 2401">
          <text:p/>
        </draw:connector>
        <draw:connector draw:style-name="gr6" draw:text-style-name="P1" draw:layer="layout" draw:type="line" svg:x1="6.65cm" svg:y1="14.9cm" svg:x2="10.3cm" svg:y2="17.9cm" draw:start-shape="id3" draw:start-glue-point="2" draw:end-shape="id4" svg:d="M6650 14900l3650 3000" svg:viewBox="0 0 3651 3001">
          <text:p/>
        </draw:connector>
        <draw:connector draw:style-name="gr7" draw:text-style-name="P1" draw:layer="layout" draw:type="line" svg:x1="12.3cm" svg:y1="13.9cm" svg:x2="15.2cm" svg:y2="13.95cm" draw:start-shape="id3" draw:start-glue-point="1" draw:end-shape="id5" draw:end-glue-point="3" svg:d="M12300 13900l2900 50" svg:viewBox="0 0 2901 51">
          <text:p/>
        </draw:connector>
        <draw:connector draw:style-name="gr8" draw:text-style-name="P1" draw:layer="layout" draw:type="line" svg:x1="10.3cm" svg:y1="19.9cm" svg:x2="10.3cm" svg:y2="21.6cm" draw:start-shape="id4" draw:start-glue-point="2" draw:end-shape="id6" draw:end-glue-point="0" svg:d="M10300 19900v1700" svg:viewBox="0 0 1 1701">
          <text:p/>
        </draw:connector>
        <draw:connector draw:style-name="gr6" draw:text-style-name="P1" draw:layer="layout" draw:type="line" svg:x1="10.3cm" svg:y1="23.6cm" svg:x2="10.3cm" svg:y2="25.3cm" draw:start-shape="id6" draw:start-glue-point="2" draw:end-shape="id7" draw:end-glue-point="0" svg:d="M10300 23600v1700" svg:viewBox="0 0 1 1701">
          <text:p/>
        </draw:connector>
        <draw:connector draw:style-name="gr7" draw:text-style-name="P1" draw:layer="layout" svg:x1="16.9cm" svg:y1="22.6cm" svg:x2="17.35cm" svg:y2="16.1cm" draw:start-shape="id6" draw:start-glue-point="1" draw:end-shape="id5" draw:end-glue-point="2" svg:d="M16900 22600h550v-3750h-100v-2750" svg:viewBox="0 0 551 6501">
          <text:p/>
        </draw:connector>
        <draw:frame draw:style-name="gr9" draw:layer="layout" svg:width="7.3cm" svg:height="0.962cm" svg:x="14.2cm" svg:y="10.7cm">
          <draw:text-box>
            <text:p>Variable avec le nom</text:p>
          </draw:text-box>
        </draw:frame>
        <draw:frame draw:style-name="gr10" draw:layer="layout" svg:width="2.2cm" svg:height="1.6cm" svg:x="12.8cm" svg:y="12.4cm">
          <draw:text-box>
            <text:p>crée</text:p>
          </draw:text-box>
        </draw:frame>
        <draw:frame draw:style-name="gr11" draw:layer="layout" svg:width="3.2cm" svg:height="1.1cm" svg:x="18.1cm" svg:y="19.4cm">
          <draw:text-box>
            <text:p>récupè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2-01T11:23:47.730059036</meta:creation-date>
    <dc:date>2017-03-06T19:27:10.113370282</dc:date>
    <dc:creator>thomas </dc:creator>
    <meta:editing-duration>PT16M15S</meta:editing-duration>
    <meta:editing-cycles>3</meta:editing-cycles>
    <meta:generator>LibreOffice/4.3.3.2$Linux_X86_64 LibreOffice_project/430m0$Build-2</meta:generator>
    <meta:document-statistic meta:object-count="18"/>
  </office:meta>
</office:document-meta>
</file>